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12.065cm" svg:x="2.27cm" svg:y="11.1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605cm" svg:height="8.89cm" svg:x="3.539cm" svg:y="13.065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m </meta:initial-creator>
    <meta:creation-date>2010-12-27T01:37:02</meta:creation-date>
    <dc:date>2010-12-27T02:18:46</dc:date>
    <dc:creator>Sam </dc:creator>
    <meta:editing-duration>PT00H41M44S</meta:editing-duration>
    <meta:editing-cycles>4</meta:editing-cycles>
    <meta:generator>OpenOffice.org/3.2$Unix OpenOffice.org_project/320m19$Build-9505</meta:generator>
    <meta:document-statistic meta:object-count="2"/>
  </office:meta>
</office:document-meta>
</file>